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ize="11pt" fo:language="en" fo:country="US" fo:font-weight="bold" style:font-size-asian="9.60000038146973pt" style:font-weight-asian="bold" style:font-size-complex="11pt" style:font-weight-complex="bold"/>
    </style:style>
    <style:style style:name="P2" style:family="paragraph" style:parent-style-name="Standard" style:list-style-name="L2">
      <style:paragraph-properties fo:text-align="justify" style:justify-single-word="false"/>
      <style:text-properties fo:font-size="11pt" fo:language="en" fo:country="US" fo:font-weight="bold" style:font-size-asian="9.60000038146973pt" style:font-weight-asian="bold" style:font-size-complex="11pt" style:font-weight-complex="bold"/>
    </style:style>
    <style:style style:name="P3" style:family="paragraph" style:parent-style-name="Standard" style:list-style-name="L1">
      <style:paragraph-properties fo:text-align="justify" style:justify-single-word="false"/>
      <style:text-properties fo:font-size="11pt" fo:language="en" fo:country="US" fo:font-weight="bold"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language="en" fo:country="US" fo:font-weight="normal" style:font-size-asian="9.60000038146973pt" style:font-weight-asian="normal" style:font-size-complex="11pt" style:font-weight-complex="normal"/>
    </style:style>
    <style:style style:name="P5" style:family="paragraph" style:parent-style-name="Standard">
      <style:paragraph-properties fo:text-align="center" style:justify-single-word="false"/>
      <style:text-properties fo:font-size="21pt" fo:language="en" fo:country="US" fo:font-weight="bold" style:font-size-asian="21pt" style:font-weight-asian="bold" style:font-size-complex="21pt" style:font-weight-complex="bold"/>
    </style:style>
    <style:style style:name="P6" style:family="paragraph" style:parent-style-name="Standard" style:list-style-name="L1">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fo:font-size="11pt" fo:language="en" fo:country="US" fo:font-weight="bold" style:font-size-asian="9.60000038146973pt" style:font-weight-asian="bold" style:font-size-complex="11pt" style:font-weight-complex="bold"/>
    </style:style>
    <style:style style:name="T3" style:family="text">
      <style:text-properties fo:font-size="11pt" fo:language="en" fo:country="US" fo:font-weight="normal" style:font-size-asian="9.60000038146973pt" style:font-weight-asian="normal" style:font-size-complex="11pt"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valuation</text:p>
      <text:p text:style-name="P4"/>
      <text:p text:style-name="P1">Test plan</text:p>
      <text:p text:style-name="P1"><text:span text:style-name="T1"/></text:p>
      <text:p text:style-name="P1"><text:span text:style-name="T1">The large test plan was written on the back of the test document I had created while creating all of the objects in the program, so I believe that these tests should be extremely reliable and would cover pretty much the whole program in terms of sustainability and bugles code. Because the test was written alongside the program, it means any time that I added anything new to the code, or implemented or fixed something, I would add it to the test plan to test later on to make sure that it actually works the way I'd like it to work, and <text:s/>to make sure no accidental bugs are present.</text:span></text:p>
      <text:p text:style-name="P1"><text:span text:style-name="T1"><text:s/></text:span></text:p>
      <text:p text:style-name="P1"><text:span text:style-name="T1">The way the tests where executed where simple, they tested the action, and if it completed successfully the test was passed. How ever this could have a few problems in the future with the events being “Monkey ran” which basically means that they would be done in every possible ways either by accident or inexperience, in the end the function could not tolerate this behavior and break, causing the user to not be able to play the game. <text:s/>I think that they where executed in an okay manner, and for the target audience that the game is aimed towards, it shouldn't provide any problems and the game should be very much common sense to operate.</text:span></text:p>
      <text:p text:style-name="P1"><text:span text:style-name="T1"/></text:p>
      <text:p text:style-name="P1"><text:span text:style-name="T1">The tests where all ran on my own local machine and straight away from the editor, so this could potentially create problems in the future when I want to compile the game and compress it into an executable file as different Operating systems interpret things in different languages. Because we are using Java this shouldn't be a problem as it isn't a platform specific language instead it runs in a JVM (Java virtual machine) which is platform dependent, so as long as the platform that the game is going to be run is using Java. I am also using external libraries that where written in C code, which means that they are platform specific, though luckily I have support for all major platforms like Linux, MacOS , Windows and Slaris so as long as the user running has Java support and is running one of the listed operating systems then the project should run without a problem.</text:span></text:p>
      <text:p text:style-name="P4"/>
      <text:p text:style-name="P1">Changes made</text:p>
      <text:p text:style-name="P1"><text:span text:style-name="T1"/></text:p>
      <text:p text:style-name="P1"><text:span text:style-name="T1">From the initial idea of the game, it has changed an awful lot, but I've stuck to the original requirements of the user, the only things that had changed where the layouts, and the color scheme of the project. Some things that had changed where:</text:span></text:p>
      <text:list xml:id="list2010410986" text:style-name="L2">
        <text:list-item>
          <text:p text:style-name="P2">Questions screen –<text:span text:style-name="T1"> Initially the game was required to have a question screen right after the introduction screen to make sure the player was okay with the game showing flashing sprites and other things how ever this was taken out as further in the development I realized that it was not required and that no flashing images are going to appear, this caused the Options screen to become unneeded and so I simply removed it.</text:span></text:p>
        </text:list-item>
        <text:list-item>
          <text:p text:style-name="P2">Enemies<text:span text:style-name="T1"> – Initially the game was supposed to have enemies, how ever with the time constraints and the already challenging game, it was best to not implement them as then the game would be almost impossible to do after the first level. The enemies where planned to be implemented for a long time after development had started, but I simply had not realized how difficult it would be to implement smart artificial intelligence.</text:span></text:p>
        </text:list-item>
        <text:list-item>
          <text:p text:style-name="P2">Options screen –<text:span text:style-name="T1"> Initially the options screen only served the purpose of repeating what the questions screen was, how ever now it's been changed to be able to change three things, the difficulty of the game, the speed of the game, and the sound intensity of the background music with the use of increase and decrease buttons.</text:span></text:p>
        </text:list-item>
      </text:list>
      <text:p text:style-name="P1"><text:span text:style-name="T1">Overall there haven't been that many changes made to the project since the Design stage, and it's safe to say that I've stayed on track for most of the development stage. The game flows in a natural way from start to finish and it's extremely hard to get lost within the interface as everything is pretty much given to you.</text:span></text:p>
      <text:p text:style-name="P1"><text:span text:style-name="T1"/></text:p>
      <text:p text:style-name="P4">The final program that the client is going to receive has been developed up to a satisfactory standard from mine, and the clients point of view. I had followed all of the requirements that the client had requested and ensured that each one was completed with a satisfactory standard. The current game mechanics follow the same style as they where initially planned to be, the game still is a “Mario like platformer” but with it's own unique niche. The client how ever didn't give me as much of a background on the game as I'd like to have <text:soft-page-break/>been given to make the game exactly the way they want it to be, instead the client allowed me to add my own creative aspect to the whole thing and my own personal touch. This is a good technique to keep a developer happy, but it also is a disaster for distractions.</text:p>
      <text:p text:style-name="P4"/>
      <text:p text:style-name="P1">Difficulties and their solutions</text:p>
      <text:p text:style-name="P4"/>
      <text:p text:style-name="P4">As this was quite a large project, a fully working game. It also took some time to create, with that would also come quite a lot of bugs. There where quite a few problems that occurred throughout the development stage and took some thinking to figure out how to fix. These problems include, but are not limited:</text:p>
      <text:list xml:id="list19154781411" text:style-name="L1">
        <text:list-item>
          <text:p text:style-name="P6"><text:span text:style-name="T2">High scores</text:span><text:span text:style-name="T3"> – The high scores where tricky to implement from the start, but what made it worse was that I had to order them from highest to lowest, in real time. This means that I had to load, save, order, render and update all at the same time to be able to give the best effect to the user. As you can see now I managed to fix this issue and the high scores screen is working as fluid as possible. The way I did it was when the user wants to look at the high scores, a series of actions happen, these actions include reading a string from a file, formatting the string to make sure the computer is able to understand the variable, from the variables an object is created. This object then is placed in array which is Comparable. After all slots in the array have been filled the method Arrays.sort(obj) is called to sort the array, making all the scores ordered. From there the scores are simply drawn on the screen and the player is able to enjoy the scores.</text:span></text:p>
        </text:list-item>
        <text:list-item>
          <text:p text:style-name="P3">World generation –<text:span text:style-name="T1"> The world generation was also a challenge to implement as usually the generation of worlds is done using very complex algorithms like Perlin noise, these algorithms would be able to generate terrain with significant relevance to a real world landscape. How ever I wasn't interested in generating a world like landscape, instead I was interested in generating obstacles for the player to get stuck on and lose valuable time. For this I simply used a random number call, if the number that was randomly generated was greater than a specific value then a tower of again, a random value be created. If the tower created was larger than the height of the players ability to jump, then a tower, half the size of the original one would be generated just to the left of the new tower, this would serve as a stepping stone to jump over the larger tower for the player. If this operation is run twice though the whole world, it generates unique maps every time. It would be very difficult to generate the exact same map twice in one game.</text:span></text:p>
        </text:list-item>
        <text:list-item>
          <text:p text:style-name="P3">Animation<text:span text:style-name="T1"> – Animation was a very important feature of the game as it would give the appearance of the player actually moving. This means that without animation the player would simply seem to be gliding across the map. The way animation is done is quite simple, how ever it isn't 100% fault proof. Every game tick, the index of the animation is increased, making the animation simply move forward. In my case the animation is just images in array, stored and looping through, and every tick, the texture of the current index is set. These two things work in synergy with each other. The method setTextutre from player class is called with the parameters animation.getCurrent, incrementing the animation buffer, and setting the texture in one line. As previously said, animation is frame dependent, which means that if someone with an extremely low frame rate is playing, the animation is going to be very poorly projected. This is another bug that should be fixed. How ever it's not something that could be easily done as for someone with a very low frame rate the game is still going to look quite bad and make Animation the least of their worries.</text:span></text:p>
        </text:list-item>
        <text:list-item>
          <text:p text:style-name="P3">Map functionality in the Game screen –<text:span text:style-name="T1"> Creating an actual working progress bar was difficult, how ever it wasn't the largest thing I've had to write, the algorithm for both the wall label, and player label ended up in just two lines (less than 100 characters too!). The initial idea was to show how far in relation to the wall and the finish line the player was actually at, from that it simply evolved to being a progress bar for both player and wall. What I simply did was take into consideration the “path” line's dimensions (</text:span><text:span text:style-name="T4">only the width and the y location</text:span><text:span text:style-name="T1">) and place both Wall and Player labels on it. The way I made them actually move was to get their current World coordinate (different from rendering coordinates, as each value is TILE_SIZE(in game variable) large) and divide the </text:span><text:span text:style-name="T1">maximum wold width with the current world coordinate of the player / wall. So the equation would have been: “ratio = currentWorldCoordinate / maxWorldWidth”. The ratio value would be the most important thing in this equation, as using it, I'd be able to determine where on the line path the label is going to be located at. This applies for both Player and World labels.</text:span></text:p>
        </text:list-item>
        <text:list-item>
          <text:p text:style-name="P3">Physics<text:span text:style-name="T1"> – I think it's safe to say the the game physics aren't the best that they could be. This is simply because that these physics are frame based, and rely on only the current situations. This causes objects to sometimes skip certain obstacles, and allows player to kind of “glitch” from </text:span><text:soft-page-break/><text:span text:style-name="T1">location to location. It does not predict the next player location, or try to guess, it simply checks if the player is in a certain location or not. That's it. The way I could improve this furthermore is to create a way to get the player speed, and the current location, and try to guess the next location, then follow the path and check if there are any obstacles. All this would have needed to be done in a single frame and could potentially cause performance issues. That and it was very time consuming.</text:span></text:p>
        </text:list-item>
        <text:list-item>
          <text:p text:style-name="P3">View switching and buttons<text:span text:style-name="T1"> – There was quite an important problem with views and buttons, where when a person clicked the a button to go to a new view, it would also activate the next button directly under the mouse, causing “double view switching”. The way I fixed this was to simply not render buttons in the same location in different views. One example of this can be seen in the High scores to main menu, where the back button in High scores was initially at the top left hand side of the screen, when clicked it would activate the button, and the Play button of the Main menu screen, causing problems for the user. It is now located at the bottom left hand side of the High scores screen.</text:span></text:p>
        </text:list-item>
        <text:list-item>
          <text:p text:style-name="P3">Memory Leak –<text:span text:style-name="T1"> Upon first loading the image it was 1028x1028 pixels large, which was around 100kb in size. For this image to be used in game it must first be added to the system memory for quick accessing. This makes loading images faster and eliminates stuttering. How ever the way the back end of the game was written made it so that for every frame a new image was created, that means same image was loaded in to the RAM 60 times every second. Which mean that after around 20 seconds of running the game it would simply stop working as the system would run out of memory (for those interested 60x100= 6,000. So ~6mb to RAM every second, in 20 seconds that's 120mb. Most systems now have 2 – 4gb, and only 512mb allocated to Java – in most cases) And because again of the nature of the program and the way Java is written, automatic garbage collector doesn't think that the images need to be unloaded, instead they stay there occupying ram seamlessly. The way I fixed this was by re-writing the way animations and images in specific are stored, and checking every time a new image is added if there has been an image that has been similar to it added to the engine recently. This fix completely stopped the memory leak and cut down the ram usage of the game significantly. </text:span></text:p>
        </text:list-item>
      </text:list>
      <text:p text:style-name="P1"><text:span text:style-name="T1"/></text:p>
      <text:p text:style-name="P1">Personal and application performance</text:p>
      <text:p text:style-name="P1"><text:span text:style-name="T1"/></text:p>
      <text:p text:style-name="P1"><text:span text:style-name="T1">The game was continuously written on a mid range laptop that has a quad core processor running at 1.7ghz, and throughout the whole game it ran completely fine at 60 frames per second. The performance is capped at 60 frames per second due to the fact that 60 frames is the perfect sweet spot for any animations and movement. This means that the game is running perfectly fine on a mid range laptop and should do the same for other less able platforms. In total the whole game only used 128mb of RAM to hold all the images and world details, which is understandable because of the animation and the tiles to be held in memory when the game is running. I have not tested this game on a low end computer yet as I haven't had the access to one due to hardware limitations, how ever I expect it to run as smooth as it does on my current hardware.</text:span></text:p>
      <text:p text:style-name="P1"><text:span text:style-name="T1"/></text:p>
      <text:p text:style-name="P1"><text:span text:style-name="T1">Personally I believe that I've done a decent job with the program, how ever there is so much room to improve. As said above in the </text:span><text:span text:style-name="T5">Difficulties and their solutions</text:span><text:span text:style-name="T1"> section I said how I wished I had a lot more knowledge and a bit more time to implement a much better physics system, this could have affected the game greatly and made a great addition in terms of features for the game. There was another thing I would have liked to implement, and that was smart screen transitions, where the screen could completely fade out and fade into the new view, or slide over. This would have made coding a tiny bit easier as I wouldn't have to manually fade in all of the objects, and then hide them. Other than that I believe the game was built quite efficiently and could make for a good way to waste a bit of time and try to beat your friends.</text:span></text:p>
      <text:p text:style-name="P1"><text:span text:style-name="T1"/></text:p>
      <text:p text:style-name="P1"><text:span text:style-name="T1">In the high scores, it is quite hard to beat the high scores once they get past a certain amount, so I wanted to implement some sort of feature that would re-set the scores for the player, and allow them to basically start from the beginning, trying to create a new score and beating it afterwards.</text:span></text:p>
      <text:p text:style-name="P1"><text:span text:style-name="T1"/></text:p>
      <text:p text:style-name="P1"><text:span text:style-name="T1">All code is located in appropriate locations, and I've weeded out unused or repetitive variables/methods that where simply just clogging up the performance and the niceness of the game. I've also commented on the areas appropriate so that anyone who is interested in game development, or simply wants to learn some coding could understand what I had in mind at the certain point in the code. It's an all around learning experience, both for me and for someone who is just curio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pex </meta:initial-creator>
    <meta:creation-date>2014-04-14T13:53:30</meta:creation-date>
    <dc:date>2014-04-15T13:10:14</dc:date>
    <dc:creator>apex </dc:creator>
    <meta:editing-duration>PT1H22M24S</meta:editing-duration>
    <meta:editing-cycles>3</meta:editing-cycles>
    <meta:generator>LibreOffice/3.5$Linux_X86_64 LibreOffice_project/350m1$Build-2</meta:generator>
    <meta:document-statistic meta:table-count="0" meta:image-count="0" meta:object-count="0" meta:page-count="3" meta:paragraph-count="27" meta:word-count="2670" meta:character-count="14608" meta:non-whitespace-character-count="11970"/>
  </office:meta>
</office:document-meta>
</file>